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sin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 mathvariant="italic">ix</mi>
                  </msup>
                  <mo stretchy="false">−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  <mrow>
                <mn>2i</mn>
              </mrow>
            </mfrac>
          </mrow>
        </mtd>
      </mtr>
      <mtr>
        <mtd>
          <mrow/>
        </mtd>
      </mtr>
      <mtr>
        <mtd>
          <mrow>
            <mtext>cos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 mathvariant="italic">ix</mi>
                  </msup>
                  <mo stretchy="false">+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  <mrow>
                <mn>2</mn>
              </mrow>
            </mfrac>
          </mrow>
        </mtd>
      </mtr>
      <mtr>
        <mtd>
          <mrow/>
        </mtd>
      </mtr>
      <mtr>
        <mtd>
          <mrow>
            <mtext>tan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 mathvariant="italic">ix</mi>
                  </msup>
                  <mo stretchy="false">−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  <mrow>
                <mrow>
                  <msup>
                    <mi mathvariant="italic">ie</mi>
                    <mi mathvariant="italic">ix</mi>
                  </msup>
                  <mo stretchy="false">+</mo>
                  <msup>
                    <mi mathvariant="italic">ie</mi>
                    <mrow>
                      <mo stretchy="false">−</mo>
                      <mi mathvariant="italic">i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csc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n>2i</mn>
              </mrow>
              <mrow>
                <mrow>
                  <msup>
                    <mi>e</mi>
                    <mi mathvariant="italic">ix</mi>
                  </msup>
                  <mo stretchy="false">−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sec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</mrow>
              <mrow>
                <mrow>
                  <msup>
                    <mi>e</mi>
                    <mi mathvariant="italic">ix</mi>
                  </msup>
                  <mo stretchy="false">+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cot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 mathvariant="italic">ie</mi>
                    <mi mathvariant="italic">ix</mi>
                  </msup>
                  <mo stretchy="false">+</mo>
                  <msup>
                    <mi mathvariant="italic">ie</mi>
                    <mrow>
                      <mo stretchy="false">−</mo>
                      <mi mathvariant="italic">ix</mi>
                    </mrow>
                  </msup>
                </mrow>
              </mrow>
              <mrow>
                <mrow>
                  <msup>
                    <mi>e</mi>
                    <mi mathvariant="italic">ix</mi>
                  </msup>
                  <mo stretchy="false">−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sin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row>
                <mn>2</mn>
              </mrow>
            </mfrac>
          </mrow>
        </mtd>
      </mtr>
      <mtr>
        <mtd>
          <mrow/>
        </mtd>
      </mtr>
      <mtr>
        <mtd>
          <mrow>
            <mtext>cos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row>
                <mn>2</mn>
              </mrow>
            </mfrac>
          </mrow>
        </mtd>
      </mtr>
      <mtr>
        <mtd>
          <mrow/>
        </mtd>
      </mtr>
      <mtr>
        <mtd>
          <mrow>
            <mtext>tan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csc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</mrow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sec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</mrow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</mfrac>
          </mrow>
        </mtd>
      </mtr>
      <mtr>
        <mtd>
          <mrow/>
        </mtd>
      </mtr>
      <mtr>
        <mtd>
          <mrow>
            <mtext>coth</mtext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</mfrac>
          </mrow>
        </mtd>
      </mtr>
    </mtable>
    <annotation encoding="StarMath 5.0">"sin"(x)`=`{e^ix-e^-ix} over {2i} newline newline
"cos"(x)`=`{e^ix+e^-ix} over {2} newline newline
"tan"(x)`=`{e^ix-e^-ix} over {ie^ix+ie^-ix} newline newline
"csc"(x)`=`{2i} over {e^ix-e^-ix} newline newline
"sec"(x)`=`{2} over {e^ix+e^-ix} newline newline
"cot"(x)`=`{ie^ix+ie^-ix} over {e^ix-e^-ix} newline newline
"sinh"(x)`=`{e^x-e^-x} over {2} newline newline
"cosh"(x)`=`{e^x+e^-x} over {2} newline newline
"tanh"(x)`=`{e^x-e^-x} over {e^x+e^-x} newline newline
"csch"(x)`=`{2} over {e^x-e^-x} newline newline
"sech"(x)`=`{2} over {e^x+e^-x} newline newline
"coth"(x)`=`{e^x+e^-x} over {e^x-e^-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1:34:38.36</meta:creation-date>
    <meta:generator>LibreOffice/3.6$Windows_x86 LibreOffice_project/58f22d5-270d05a-e2abed1-ea17a85-9b5702</meta:generator>
  </office:meta>
</office:document-meta>
</file>